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EC00001C88877165B1.svm"/>
  <manifest:file-entry manifest:media-type="" manifest:full-path="Pictures/200000070000349C000015175EC18BBA.svm"/>
  <manifest:file-entry manifest:media-type="" manifest:full-path="Pictures/2000000700002B350000238F6AE8EA74.svm"/>
  <manifest:file-entry manifest:media-type="" manifest:full-path="Pictures/2000000700001DFA000024131B144A1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SS10" svg:font-family="CMSS10"/>
    <style:font-face style:name="CMTT10" svg:font-family="CMTT10"/>
    <style:font-face style:name="OpenSymbol" svg:font-family="OpenSymbol"/>
    <style:font-face style:name="Tahoma1" svg:font-family="Tahoma"/>
    <style:font-face style:name="Simplified Arabic Fixed" svg:font-family="'Simplified Arabic Fix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Times New Roman" fo:font-size="12pt" fo:language="da" fo:country="DK" fo:font-weight="normal" style:font-name-asian="CMSS10" style:font-size-asian="12pt" style:font-weight-asian="normal" style:font-name-complex="CMSS10" style:font-size-complex="12pt" style:font-weight-complex="normal"/>
    </style:style>
    <style:style style:name="P5" style:family="paragraph" style:parent-style-name="Text_20_body">
      <style:text-properties style:font-name="Times New Roman" fo:font-size="11pt" style:font-name-asian="CMTT10" style:font-size-asian="11pt" style:font-name-complex="CMTT10" style:font-size-complex="11pt"/>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Text_20_body">
      <style:text-properties fo:font-size="11pt" style:font-name-asian="CMTT10" style:font-size-asian="11pt" style:font-name-complex="CMTT10" style:font-size-complex="11pt"/>
    </style:style>
    <style:style style:name="P9" style:family="paragraph" style:parent-style-name="Text_20_body">
      <style:text-properties fo:font-size="11pt" style:text-underline-style="solid" style:text-underline-width="auto" style:text-underline-color="font-color" style:font-name-asian="CMTT10" style:font-size-asian="11pt" style:font-name-complex="CMTT10" style:font-size-complex="11pt"/>
    </style:style>
    <style:style style:name="P10" style:family="paragraph" style:parent-style-name="Text_20_body">
      <style:text-properties fo:font-size="11pt" style:text-underline-style="none" style:font-name-asian="CMTT10" style:font-size-asian="11pt" style:font-name-complex="CMTT10" style:font-size-complex="11pt"/>
    </style:style>
    <style:style style:name="P11" style:family="paragraph" style:parent-style-name="Text_20_body">
      <style:text-properties fo:font-size="11pt" fo:font-style="normal" style:text-underline-style="none" style:font-name-asian="CMTT10" style:font-size-asian="11pt" style:font-style-asian="normal" style:font-name-complex="CMTT10" style:font-size-complex="11pt" style:font-style-complex="normal"/>
    </style:style>
    <style:style style:name="P12" style:family="paragraph" style:parent-style-name="Text_20_body">
      <style:text-properties fo:font-size="11pt" fo:font-style="normal" style:text-underline-style="none" fo:font-weight="bold" style:font-name-asian="CMTT10" style:font-size-asian="11pt" style:font-style-asian="normal" style:font-weight-asian="bold" style:font-name-complex="CMTT10" style:font-size-complex="11pt" style:font-style-complex="normal" style:font-weight-complex="bold"/>
    </style:style>
    <style:style style:name="P13" style:family="paragraph" style:parent-style-name="Text_20_body">
      <style:text-properties fo:font-size="11pt" fo:font-style="normal" style:text-underline-style="none" fo:font-weight="normal" style:font-name-asian="CMTT10" style:font-size-asian="11pt" style:font-style-asian="normal" style:font-weight-asian="normal" style:font-name-complex="CMTT10" style:font-size-complex="11pt" style:font-style-complex="normal" style:font-weight-complex="normal"/>
    </style:style>
    <style:style style:name="P14" style:family="paragraph" style:parent-style-name="Text_20_body">
      <style:text-properties fo:font-size="11pt" fo:font-style="normal" style:text-underline-style="solid" style:text-underline-width="auto" style:text-underline-color="font-color" style:font-name-asian="CMTT10" style:font-size-asian="11pt" style:font-style-asian="normal" style:font-name-complex="CMTT10" style:font-size-complex="11pt" style:font-style-complex="normal"/>
    </style:style>
    <style:style style:name="P15" style:family="paragraph" style:parent-style-name="Text_20_body">
      <style:text-properties fo:font-style="italic" style:text-underline-style="none" style:font-style-asian="italic" style:font-style-complex="italic"/>
    </style:style>
    <style:style style:name="P16" style:family="paragraph" style:parent-style-name="Standard">
      <style:paragraph-properties fo:text-align="start" style:justify-single-word="false"/>
    </style:style>
    <style:style style:name="P17" style:family="paragraph" style:parent-style-name="Standard">
      <style:text-properties style:font-name="Simplified Arabic Fixed" fo:font-size="11pt" style:font-name-asian="CMTT10" style:font-size-asian="11pt" style:font-name-complex="CMTT10" style:font-size-complex="11pt"/>
    </style:style>
    <style:style style:name="P18" style:family="paragraph" style:parent-style-name="Standard">
      <style:paragraph-properties fo:text-align="start" style:justify-single-word="false" style:text-autospace="none"/>
      <style:text-properties style:font-name="Simplified Arabic Fixed" fo:font-size="11pt" style:font-name-asian="CMTT10" style:font-size-asian="11pt" style:font-name-complex="CMTT10" style:font-size-complex="11pt"/>
    </style:style>
    <style:style style:name="P19" style:family="paragraph" style:parent-style-name="Standard">
      <style:paragraph-properties style:text-autospace="none"/>
      <style:text-properties style:font-name="Simplified Arabic Fixed" fo:font-size="11pt" style:font-name-asian="CMTT10" style:font-size-asian="11pt" style:font-name-complex="CMTT10" style:font-size-complex="11pt"/>
    </style:style>
    <style:style style:name="P20" style:family="paragraph" style:parent-style-name="Standard">
      <style:text-properties style:font-name="Simplified Arabic Fixed" fo:font-size="11pt" style:text-underline-style="solid" style:text-underline-width="auto" style:text-underline-color="font-color" style:font-name-asian="CMTT10" style:font-size-asian="11pt" style:font-name-complex="CMTT10" style:font-size-complex="11pt"/>
    </style:style>
    <style:style style:name="P21" style:family="paragraph" style:parent-style-name="Standard">
      <style:paragraph-properties style:text-autospace="none"/>
      <style:text-properties style:font-name="Simplified Arabic Fixed" fo:font-size="11pt" style:text-underline-style="solid" style:text-underline-width="auto" style:text-underline-color="font-color" style:font-name-asian="CMTT10" style:font-size-asian="11pt" style:font-name-complex="CMTT10" style:font-size-complex="11pt"/>
    </style:style>
    <style:style style:name="P22" style:family="paragraph" style:parent-style-name="Standard">
      <style:text-properties fo:language="da" fo:country="DK" fo:font-weight="normal" style:font-weight-asian="normal"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Text_20_body" style:list-style-name="L1">
      <style:paragraph-properties fo:text-align="start" style:justify-single-word="false"/>
    </style:style>
    <style:style style:name="P25" style:family="paragraph" style:parent-style-name="Text_20_body" style:list-style-name="L2">
      <style:text-properties style:font-name="Times New Roman" fo:font-size="12pt" fo:language="da" fo:country="DK" fo:font-weight="normal" style:font-size-asian="12pt" style:font-weight-asian="normal" style:font-size-complex="12pt" style:font-weight-complex="normal"/>
    </style:style>
    <style:style style:name="P26" style:family="paragraph" style:parent-style-name="Text_20_body" style:list-style-name="L2">
      <style:text-properties style:font-name="Times New Roman" fo:font-size="12pt" style:font-size-asian="12pt" style:font-size-complex="12pt"/>
    </style:style>
    <style:style style:name="P27" style:family="paragraph" style:parent-style-name="Text_20_body" style:list-style-name="L4">
      <style:text-properties style:font-name="Times New Roman" fo:font-size="12pt" style:font-size-asian="12pt" style:font-size-complex="12pt"/>
    </style:style>
    <style:style style:name="P28" style:family="paragraph" style:parent-style-name="Text_20_body" style:list-style-name="L2">
      <style:text-properties style:font-name="Times New Roman" fo:font-size="12pt" style:font-name-asian="CMSS10" style:font-size-asian="12pt" style:font-name-complex="CMSS10" style:font-size-complex="12pt"/>
    </style:style>
    <style:style style:name="P29" style:family="paragraph" style:parent-style-name="Text_20_body" style:list-style-name="L4">
      <style:text-properties style:font-name="Times New Roman" fo:font-size="12pt" style:font-name-asian="CMSS10" style:font-size-asian="12pt" style:font-name-complex="CMSS10" style:font-size-complex="12pt"/>
    </style:style>
    <style:style style:name="P30" style:family="paragraph" style:parent-style-name="Text_20_body" style:list-style-name="L6">
      <style:text-properties style:font-name="Times New Roman"/>
    </style:style>
    <style:style style:name="P31" style:family="paragraph" style:parent-style-name="Text_20_body" style:list-style-name="L3"/>
    <style:style style:name="P32" style:family="paragraph" style:parent-style-name="Text_20_body" style:list-style-name="L3">
      <style:text-properties fo:language="da" fo:country="DK" fo:font-weight="normal" style:font-weight-asian="normal" style:font-weight-complex="normal"/>
    </style:style>
    <style:style style:name="P33" style:family="paragraph" style:parent-style-name="Text_20_body" style:list-style-name="L5"/>
    <style:style style:name="P34" style:family="paragraph" style:parent-style-name="Text_20_body" style:list-style-name="L5">
      <style:text-properties style:font-name-asian="CMSS10" style:font-name-complex="CMSS10"/>
    </style:style>
    <style:style style:name="P35" style:family="paragraph" style:parent-style-name="Text_20_body" style:list-style-name="L6">
      <style:text-properties fo:color="#000000" style:font-name="Times New Roman"/>
    </style:style>
    <style:style style:name="P36" style:family="paragraph" style:parent-style-name="Heading_20_1">
      <style:paragraph-properties fo:text-align="center" style:justify-single-word="false"/>
    </style:style>
    <style:style style:name="P37" style:family="paragraph" style:parent-style-name="Heading_20_2">
      <style:text-properties fo:font-size="11pt" style:font-name-asian="CMTT10" style:font-size-asian="11pt" style:font-name-complex="CMTT10" style:font-size-complex="11pt"/>
    </style:style>
    <style:style style:name="P38" style:family="paragraph" style:parent-style-name="Heading_20_3">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language="da" fo:country="DK" fo:font-weight="normal" style:font-weight-asian="normal" style:font-weight-complex="normal"/>
    </style:style>
    <style:style style:name="T3" style:family="text">
      <style:text-properties fo:language="da" fo:country="DK" fo:font-style="italic" fo:font-weight="normal" style:font-style-asian="italic" style:font-weight-asian="normal" style:font-style-complex="italic" style:font-weight-complex="normal"/>
    </style:style>
    <style:style style:name="T4" style:family="text">
      <style:text-properties fo:language="da" fo:country="DK" fo:font-style="italic" fo:font-weight="bold" style:font-style-asian="italic" style:font-weight-asian="bold" style:font-style-complex="italic" style:font-weight-complex="bold"/>
    </style:style>
    <style:style style:name="T5" style:family="text">
      <style:text-properties fo:language="da" fo:country="DK" fo:font-style="normal" fo:font-weight="normal" style:font-style-asian="normal" style:font-weight-asian="normal" style:font-style-complex="normal" style:font-weight-complex="normal"/>
    </style:style>
    <style:style style:name="T6" style:family="text">
      <style:text-properties fo:language="da" fo:country="DK" fo:font-weight="bold"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1pt" style:font-name-asian="CMTT10" style:font-size-asian="11pt" style:font-name-complex="CMTT10" style:font-size-complex="11pt"/>
    </style:style>
    <style:style style:name="T10" style:family="text">
      <style:text-properties fo:font-size="11pt" fo:font-weight="bold" style:font-name-asian="CMTT10" style:font-size-asian="11pt" style:font-weight-asian="bold" style:font-name-complex="CMTT10" style:font-size-complex="11pt" style:font-weight-complex="bold"/>
    </style:style>
    <style:style style:name="T11" style:family="text">
      <style:text-properties fo:font-size="11pt" fo:font-weight="normal" style:font-name-asian="CMTT10" style:font-size-asian="11pt" style:font-weight-asian="normal" style:font-name-complex="CMTT10" style:font-size-complex="11pt" style:font-weight-complex="normal"/>
    </style:style>
    <style:style style:name="T12" style:family="text">
      <style:text-properties fo:font-size="14pt" style:font-size-asian="14pt" style:font-size-complex="14pt"/>
    </style:style>
    <style:style style:name="T13" style:family="text">
      <style:text-properties style:font-name-asian="CMSS10" style:font-name-complex="CMSS10"/>
    </style:style>
    <style:style style:name="T14" style:family="text">
      <style:text-properties style:font-name="Times New Roman" fo:font-size="12pt" fo:language="da" fo:country="DK" fo:font-weight="normal" style:font-name-asian="CMSS10" style:font-size-asian="12pt" style:font-weight-asian="normal" style:font-name-complex="CMSS10" style:font-size-complex="12pt" style:font-weight-complex="normal"/>
    </style:style>
    <style:style style:name="T1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Processer og tråde</text:h>
      <text:p text:style-name="P16">(Kursusgang 3, 4 og 10)</text:p>
      <text:list xml:id="list32372126" text:style-name="L1">
        <text:list-item>
          <text:p text:style-name="P24">Definition.</text:p>
        </text:list-item>
        <text:list-item>
          <text:p text:style-name="P24">Grundlæggende træk ved procesoprettelse under UNIX.</text:p>
        </text:list-item>
      </text:list>
      <text:p text:style-name="P1"/>
      <text:p text:style-name="P1">Begreber og implementation. Proces, procesbillede,</text:p>
      <text:p text:style-name="P1">tilstandsmodeller, proceskontrolblok, forskelle på tråde og</text:p>
      <text:p text:style-name="P1">processer.</text:p>
      <text:p text:style-name="P1"/>
      <text:h text:style-name="Heading_20_2" text:outline-level="2">Definition</text:h>
      <text:p text:style-name="P2"><text:span text:style-name="T12">Program</text:span> –<text:span text:style-name="T1"> Objektkode.</text:span></text:p>
      <text:p text:style-name="P3"/>
      <text:p text:style-name="P2"><text:span text:style-name="T12">Tråd</text:span> –<text:span text:style-name="T1"> Den mindste kørende instans af et program.</text:span></text:p>
      <text:p text:style-name="Text_20_body"><text:span text:style-name="T1">Implementationen </text:span><text:bookmark text:name="result_box"/><text:span text:style-name="T2">af tråde og processer adskiller sig fra det ene operativsystem til det andet, men i de fleste tilfælde er </text:span><text:span text:style-name="T6">en tråd en del af en proces</text:span><text:span text:style-name="T2">. Flere tråde kan eksistere inden for samme proces, og dele ressourcer såsom hukommelse, mens forskellige processer ikke deler disse ressourcer. Når flere tråde deler noget hukommelse, så giver det anledning til </text:span><text:span text:style-name="T4">race condition</text:span><text:span text:style-name="T3"> </text:span><text:span text:style-name="T5">(det programfragtment som giver anledning til race condition kaldes en </text:span><text:span text:style-name="T4">kritisk region</text:span><text:span text:style-name="T5">). Løsning: gensidig udelukkelse.</text:span></text:p>
      <text:p text:style-name="Standard"><text:bookmark text:name="result_box1"/><text:span text:style-name="T2">På en </text:span><text:span text:style-name="T6">single core processor</text:span><text:span text:style-name="T2">, sker multi threading normalt ved tidsmultiplexing (som i multitasking): processoren skifter mellem forskellige tråde (</text:span><text:span text:style-name="T6">schedulering</text:span><text:span text:style-name="T2">). På en </text:span><text:span text:style-name="T6">multi core processor</text:span><text:span text:style-name="T2"> vil trådene <text:s/>rent faktisk at køre på samme tid (</text:span><text:span text:style-name="T6">parallelt</text:span><text:span text:style-name="T2">).</text:span></text:p>
      <text:p text:style-name="P22"/>
      <text:p text:style-name="P22">Implementeringen af tråde kan gøres i både user-space og kernel-space.</text:p>
      <text:p text:style-name="P22">User-space implementation:</text:p>
      <text:list xml:id="list32368750" text:style-name="L2">
        <text:list-item>
          <text:p text:style-name="P25">Simpel og portabel</text:p>
        </text:list-item>
        <text:list-item>
          <text:p text:style-name="P26">Meget hurtig da traps til kernen undgas</text:p>
        </text:list-item>
        <text:list-item>
          <text:p text:style-name="P26">I/O blokerer alle processens trade</text:p>
        </text:list-item>
        <text:list-item>
          <text:p text:style-name="P26">Multiprocessering ikke mulig</text:p>
        </text:list-item>
        <text:list-item>
          <text:p text:style-name="P28">Begrnset kontrol over scheduling</text:p>
        </text:list-item>
      </text:list>
      <text:p text:style-name="P4">Kernel-space implementation:</text:p>
      <text:list xml:id="list32387847" text:style-name="L3">
        <text:list-item>
          <text:p text:style-name="P32">Multiprocessering</text:p>
        </text:list-item>
        <text:list-item>
          <text:p text:style-name="P31">Ingen problemer med blokerende kald</text:p>
        </text:list-item>
        <text:list-item>
          <text:p text:style-name="P31">Fuld kontrol over scheduling</text:p>
        </text:list-item>
        <text:list-item>
          <text:p text:style-name="P31">Langsommere p.gr.a. skift til kernel-space (faktor 10)</text:p>
        </text:list-item>
        <text:list-item>
          <text:p text:style-name="P31"><text:span text:style-name="T13">Begrænset skalerbarhed da kerne-lager er begrænset</text:span><text:span text:style-name="T14">.</text:span></text:p>
        </text:list-item>
      </text:list>
      <text:p text:style-name="P23"/>
      <text:p text:style-name="P2"><text:span text:style-name="T12">Process</text:span><text:span text:style-name="T1"> – Et kørende program + programdata.</text:span></text:p>
      <text:p text:style-name="P2"><text:span text:style-name="T1">Moderne operativsystemer understøtter flere samtidige processer, hvor disse kan kommunikere, </text:span><text:soft-page-break/><text:span text:style-name="T1">blandt andet gennem shared memory og det såkaldte "clipboard".</text:span></text:p>
      <text:p text:style-name="P3">Sammenhængen mellem processer og tråde ses her:</text:p>
      <text:p text:style-name="P3"><draw:frame draw:style-name="fr1" draw:name="grafik1" text:anchor-type="paragraph" svg:width="13.548cm" svg:height="6.258cm" draw:z-index="2"><draw:image xlink:href="Pictures/20000007000034EC00001C88877165B1.svm" xlink:type="simple" xlink:show="embed" xlink:actuate="onLoad"/></draw:frame></text:p>
      <text:h text:style-name="Heading_20_2" text:outline-level="2">Proces-oprettelse</text:h>
      <text:p text:style-name="Text_20_body">Processer skaber andre processer. Første proces skabes ved boot af maskinen (init-processen), og nye processer kaldes børn af den skabende proces.</text:p>
      <text:p text:style-name="Text_20_body">Forældre-børn-relationen giver anledning til træ-struktur. Når en proces dør, bliver den til en <text:span text:style-name="T15">zombie </text:span><text:span text:style-name="T1">(en zombie bruger meget få ressourcer). Disse skal ryddes af vejen, og det sørger forældre-processen for.</text:span></text:p>
      <text:p text:style-name="P3">Hvis en proces med børn dør, så adopterer proces 1 disse forældreløse børn.</text:p>
      <text:h text:style-name="P38" text:outline-level="3">Eksempel fra UNIX</text:h>
      <text:p text:style-name="Text_20_body"><draw:frame draw:style-name="fr2" draw:name="grafik3" text:anchor-type="paragraph" svg:x="-0.683cm" svg:y="-0.106cm" svg:width="7.675cm" svg:height="8.02cm" draw:z-index="1"><draw:image xlink:href="Pictures/2000000700001DFA000024131B144A1F.svm" xlink:type="simple" xlink:show="embed" xlink:actuate="onLoad"/></draw:frame><draw:frame draw:style-name="fr3" draw:name="grafik4" text:anchor-type="paragraph" svg:x="7.625cm" svg:y="-0.157cm" svg:width="10.268cm" svg:height="8.169cm" draw:z-index="0"><draw:image xlink:href="Pictures/2000000700002B350000238F6AE8EA74.svm" xlink:type="simple" xlink:show="embed" xlink:actuate="onLoad"/></draw:frame><text:span text:style-name="T1">Nye processer er kloner af deres forældre, dvs. Børn arver en kopi af forælderens hukommelse (programtekst, stak, heap). Systemkaldet </text:span><text:span text:style-name="T7">fork</text:span><text:span text:style-name="T8"> skaber en ny proces ved at klone den kaldende proces. Den returnerer 0 i barnet, og returnerer proces-id i forælder processen.</text:span></text:p>
      <text:p text:style-name="P7">Andre systemkald:</text:p>
      <text:p text:style-name="P15"><text:span text:style-name="T1">wait()</text:span><text:span text:style-name="T8"> - Venter på at et barn terminerer. Hvis der ikke er et zombie-barn, så venter den. Hvis der er en zombie, så fjerner </text:span><text:span text:style-name="T1">wait </text:span><text:span text:style-name="T8">det.</text:span></text:p>
      <text:p text:style-name="P15"><text:soft-page-break/><text:span text:style-name="T1">exec –</text:span><text:span text:style-name="T8"> er en familie af kald der erstatter proces-billedet.</text:span></text:p>
      <text:h text:style-name="Heading_20_3" text:outline-level="3">Race condition</text:h>
      <text:p text:style-name="P6">Tilstand hvor resultatet afhænger af den relative hastighed af de enkelte tråde, dvs. ordningen af hændelserne i trådene. For at løse dette problem implementeres gensidig udelukkelse, som er en tilstand hvor der blandt en mængde af tråde kun er en enkelt tråd der kan tilgå en bestemt ressource ad gangen.</text:p>
      <text:p text:style-name="P6">Der findes ofte en processor-instruktion (hardwareunderstøttet) "test-and-set" som kan bruges, her bruges en mutex.</text:p>
      <text:p text:style-name="P20"><text:tab/><text:tab/><text:tab/><text:tab/><text:tab/><text:tab/><text:tab/><text:tab/><text:tab/><text:tab/><text:tab/><text:tab/><text:tab/><text:tab/></text:p>
      <text:p text:style-name="P17">int mutex = 0;</text:p>
      <text:p text:style-name="P17"/>
      <text:p text:style-name="P18">thread P0 { <text:tab/><text:tab/><text:tab/><text:tab/><text:tab/>thread P1 {</text:p>
      <text:p text:style-name="P18"/>
      <text:p text:style-name="P18"><text:s text:c="3"/>while(test_and_set(mutex)==1)<text:tab/><text:tab/> <text:s text:c="2"/>while(test_and_set(mutex)==1)</text:p>
      <text:p text:style-name="P18"><text:s text:c="3"/>{ } <text:tab/><text:tab/><text:tab/><text:tab/><text:tab/><text:tab/> <text:s text:c="2"/>{ }</text:p>
      <text:p text:style-name="P18"/>
      <text:p text:style-name="P18"><text:s text:c="3"/>/* kritisk region */ <text:tab/><text:tab/><text:tab/> <text:s text:c="2"/>/* kritisk region */</text:p>
      <text:p text:style-name="P18"><text:s text:c="3"/>mutex = 0; <text:tab/><text:tab/><text:tab/><text:tab/><text:tab/> <text:s text:c="2"/>mutex = 0;</text:p>
      <text:p text:style-name="P21">} <text:tab/><text:tab/><text:tab/><text:tab/><text:tab/><text:tab/><text:tab/>}<text:tab/><text:tab/><text:tab/><text:tab/><text:tab/><text:tab/><text:tab/></text:p>
      <text:p text:style-name="P19"/>
      <text:p text:style-name="Text_20_body"><text:span text:style-name="T9">Denne metode bruger "</text:span><text:span text:style-name="T10">busy wait</text:span><text:span text:style-name="T9">", dvs. der bliver hele tiden tjekket om betingelsen er opfyldt. En ulempe ved det er at der bruges processor-kraft på det. Et alternativ til dette kunne være at blokere tråden indtil der kan opnås adgang til ressourcen, og så vække tråden når den kan få lov til at køre.</text:span></text:p>
      <text:p text:style-name="Text_20_body"><text:span text:style-name="T9">En </text:span><text:span text:style-name="T10">blokeret tråd</text:span><text:span text:style-name="T11"> tildeles ikke CPU tid. Styresystemet holder regnskab med blokerede tråde, og hvorfor de er blokerede. En blokeret tråd kører først når den får et signal fra en anden tråd. En blokerende handling, er en handling der blokerer tråden indtil handlingen er gennemført. Systemkald er blokerende handlinger (I/O er systemkald).</text:span></text:p>
      <text:p text:style-name="P8">Der findes også andre måder at indføre mutex, f.eks. mutex-algoritmer, nogle mere effektive end andre (eksempelvis Peterson's algoritme). Den kan skaleres til mere end to processer, garanterer fairness (man er sikker på at alle tråde får køretid på et eller andet tidspunkt).</text:p>
      <text:p text:style-name="P8">Derudover kan man indføre mutex på et højere niveau, i form af semaforer, og monitor.</text:p>
      <text:h text:style-name="P37" text:outline-level="2">Procesbilledet</text:h>
      <text:p text:style-name="P8">Består af:</text:p>
      <text:list xml:id="list32382740" text:style-name="L4">
        <text:list-item>
          <text:p text:style-name="P27">Programteksten</text:p>
        </text:list-item>
        <text:list-item>
          <text:p text:style-name="P27">Programdata</text:p>
        </text:list-item>
        <text:list-item>
          <text:p text:style-name="P27">Proces-kontrolblok</text:p>
        </text:list-item>
        <text:list-item>
          <text:p text:style-name="P27">Stak (en per tråd)</text:p>
        </text:list-item>
        <text:list-item>
          <text:p text:style-name="P29">Tråd-kontroblok (en per tråd)</text:p>
        </text:list-item>
      </text:list>
      <text:p text:style-name="P5">En proceskontrolblok består af følgende:</text:p>
      <text:list xml:id="list32381086" text:style-name="L5">
        <text:list-item>
          <text:p text:style-name="P33">Procesidentikation</text:p>
        </text:list-item>
        <text:list-item>
          <text:p text:style-name="P33">Sidetabeller og anden information til hukommelsesstyring</text:p>
        </text:list-item>
        <text:list-item>
          <text:p text:style-name="P33">File descriptor tabellen</text:p>
        </text:list-item>
        <text:list-item>
          <text:p text:style-name="P33">Semaforer</text:p>
        </text:list-item>
        <text:list-item>
          <text:p text:style-name="P33">Ejerskabsinformation</text:p>
        </text:list-item>
        <text:list-item>
          <text:p text:style-name="P33"><text:soft-page-break/>Scheduling-information</text:p>
        </text:list-item>
        <text:list-item>
          <text:p text:style-name="P33">Køretidsinformation (accounting)</text:p>
        </text:list-item>
        <text:list-item>
          <text:p text:style-name="P34">Børn og forældre</text:p>
        </text:list-item>
      </text:list>
      <text:h text:style-name="P37" text:outline-level="2">Tilstandsmodel</text:h>
      <text:p text:style-name="P8">Klassisk fem-tilstandsmodel over de tilstande en tråd kan befinde sig i (i Linux er der også 5 tilstande, men de hedder noget andet):</text:p>
      <text:p text:style-name="P8"><draw:frame draw:style-name="fr1" draw:name="grafik2" text:anchor-type="paragraph" svg:width="13.467cm" svg:height="4.727cm" draw:z-index="3"><draw:image xlink:href="Pictures/200000070000349C000015175EC18BBA.svm" xlink:type="simple" xlink:show="embed" xlink:actuate="onLoad"/></draw:frame></text:p>
      <text:p text:style-name="P8">Ved kontekstskift skal konteksten gemmes, og det gøres den typisk i trådkontrolblokken, i user-space hukommelse.</text:p>
      <text:p text:style-name="P8">Konteksten består af: programtæller, statusregister, stakpointer, processorregistre.</text:p>
      <text:h text:style-name="P37" text:outline-level="2">Schedulering</text:h>
      <text:p text:style-name="P8">Der findes flere forskellige schedulerings-politikker:</text:p>
      <text:p text:style-name="P9">Round-Robin:</text:p>
      <text:p text:style-name="P10">En kø af tråde. Første tråd kører i en rum tid, og hopper derefter bag i køen. (Kan udvides til flere køer, baseret på prioriteter).</text:p>
      <text:p text:style-name="P9">Lottery:</text:p>
      <text:p text:style-name="P11">Scheduleren trækker lod. Der prioriteres ved at der bliver uddelt forskelligt antal lodsedler til de forskellige tråde, alt efter prioritet. Tråde kan forhandle med lodsedlerne. (Mulighed for fair ressource-fordeling).</text:p>
      <text:p text:style-name="P14">Dynamisk prioritering:</text:p>
      <text:p text:style-name="P11">Alle tråde tildeles en kvote i forhold til deres prioritet. De tråde der har mest tilbage af kvoten vælges næste gang. Når alle har brugt deres kvote, startes algoritmen forfra.</text:p>
      <text:p text:style-name="P11"/>
      <text:p text:style-name="P11"/>
      <text:p text:style-name="P12">Cooperative vs. Preemptive programming</text:p>
      <text:p text:style-name="P13">Kooperativ programmering går ud på, at trådene frivilligt trækker sig ("yeild") fra CPU'en, så andre tråde kan komme til. Det er bare en farlig måde at schedulere på, hvis ikke alle der skriver programmer er lige gode til at lave "yields".</text:p>
      <text:p text:style-name="P13">Preemptive programmering er baseret på tvunget tidsdeling, som det ses i de foregående schedulerings-strategier.</text:p>
      <text:p text:style-name="P13"/>
      <text:p text:style-name="P12">EKSTRA</text:p>
      <text:p text:style-name="P13">Processer og tråde i Linux:</text:p>
      <text:list xml:id="list32395115" text:style-name="L6">
        <text:list-item>
          <text:p text:style-name="P30"><text:soft-page-break/>Minimal forskel på realiseringen af processer og tråde.</text:p>
        </text:list-item>
        <text:list-item>
          <text:p text:style-name="P30">Kun kerne-niveau tråde.</text:p>
        </text:list-item>
        <text:list-item>
          <text:p text:style-name="P30">Ingen trådkontrolblok</text:p>
          <text:list>
            <text:list-item>
              <text:p text:style-name="P30">Hver tråd har sin egen proceskontrolblok.</text:p>
            </text:list-item>
            <text:list-item>
              <text:p text:style-name="P30">Trade i samme proces deler dog store dele af proceskontrolblokken (såsom memory management).</text:p>
            </text:list-item>
            <text:list-item>
              <text:p text:style-name="P30">Tråde tilhører en trådgruppe med eget ID | svarende til proces ID.</text:p>
            </text:list-item>
          </text:list>
        </text:list-item>
        <text:list-item>
          <text:p text:style-name="P35">Kun muligt fordi procesoprettelse og -skifte er hurtigere i Linux end i de fleste andre styresystem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SS10" svg:font-family="CMSS10"/>
    <style:font-face style:name="CMTT10" svg:font-family="CMTT10"/>
    <style:font-face style:name="OpenSymbol" svg:font-family="OpenSymbol"/>
    <style:font-face style:name="Tahoma1" svg:font-family="Tahoma"/>
    <style:font-face style:name="Simplified Arabic Fixed" svg:font-family="'Simplified Arabic Fix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4M24S</meta:editing-duration>
    <meta:editing-cycles>17</meta:editing-cycles>
    <meta:generator>OpenOffice.org/3.3$Win32 OpenOffice.org_project/330m20$Build-9567</meta:generator>
    <dc:date>2011-06-04T12:48:29.27</dc:date>
    <dc:creator>Simon Frandsen</dc:creator>
    <meta:document-statistic meta:table-count="0" meta:image-count="4" meta:object-count="0" meta:page-count="5" meta:paragraph-count="92" meta:word-count="984" meta:character-count="6542"/>
    <meta:user-defined meta:name="Info 1"/>
    <meta:user-defined meta:name="Info 2"/>
    <meta:user-defined meta:name="Info 3"/>
    <meta:user-defined meta:name="Info 4"/>
  </office:meta>
</office:document-meta>
</file>